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a2" style:family="table">
      <style:table-properties style:width="17cm" table:align="margins" style:shadow="none" style:writing-mode="page"/>
    </style:style>
    <style:style style:name="Tabella2.A" style:family="table-column">
      <style:table-column-properties style:column-width="5.909cm" style:rel-column-width="22778*"/>
    </style:style>
    <style:style style:name="Tabella2.B" style:family="table-column">
      <style:table-column-properties style:column-width="3.704cm" style:rel-column-width="14279*"/>
    </style:style>
    <style:style style:name="Tabella2.C" style:family="table-column">
      <style:table-column-properties style:column-width="7.387cm" style:rel-column-width="28478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8" style:family="table-row">
      <style:table-row-properties style:min-row-height="0.84cm"/>
    </style:style>
    <style:style style:name="Tabella1" style:family="table">
      <style:table-properties style:width="17.013cm" fo:margin-left="0cm" fo:break-before="auto" fo:break-after="auto" table:align="left" fo:keep-with-next="auto" style:may-break-between-rows="true" style:writing-mode="page" table:border-model="collapsing"/>
    </style:style>
    <style:style style:name="Tabella1.A" style:family="table-column">
      <style:table-column-properties style:column-width="4.498cm"/>
    </style:style>
    <style:style style:name="Tabella1.B" style:family="table-column">
      <style:table-column-properties style:column-width="12.515cm"/>
    </style:style>
    <style:style style:name="Tabella1.A1" style:family="table-cell">
      <style:table-cell-properties fo:background-color="#dddddd" fo:padding="0.19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.B1" style:family="table-cell">
      <style:table-cell-properties fo:background-color="#dddddd" fo:padding="0.199cm" fo:border="0.05pt solid #000000" style:writing-mode="page">
        <style:background-image/>
      </style:table-cell-properties>
    </style:style>
    <style:style style:name="Tabella1.A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Tabella1.4" style:family="table-row">
      <style:table-row-properties fo:keep-together="auto"/>
    </style:style>
    <style:style style:name="P1" style:family="paragraph" style:parent-style-name="Text_20_body">
      <style:text-properties officeooo:rsid="00291cdc" officeooo:paragraph-rsid="00291cdc"/>
    </style:style>
    <style:style style:name="P2" style:family="paragraph" style:parent-style-name="Text_20_body">
      <style:text-properties officeooo:rsid="00293e83" officeooo:paragraph-rsid="00293e83"/>
    </style:style>
    <style:style style:name="P3" style:family="paragraph" style:parent-style-name="Text_20_body">
      <style:text-properties officeooo:paragraph-rsid="00293e83"/>
    </style:style>
    <style:style style:name="P4" style:family="paragraph" style:parent-style-name="Text_20_body">
      <style:text-properties officeooo:rsid="002c6bed" officeooo:paragraph-rsid="002c6bed"/>
    </style:style>
    <style:style style:name="P5" style:family="paragraph" style:parent-style-name="Text_20_body">
      <style:text-properties officeooo:rsid="002c9d06" officeooo:paragraph-rsid="002c9d06"/>
    </style:style>
    <style:style style:name="P6" style:family="paragraph" style:parent-style-name="Text_20_body">
      <style:text-properties officeooo:rsid="00393f43" officeooo:paragraph-rsid="00393f43"/>
    </style:style>
    <style:style style:name="P7" style:family="paragraph" style:parent-style-name="Text_20_body">
      <style:text-properties officeooo:paragraph-rsid="003c37b3"/>
    </style:style>
    <style:style style:name="P8" style:family="paragraph" style:parent-style-name="Text_20_body">
      <style:text-properties officeooo:rsid="00342473" officeooo:paragraph-rsid="003c37b3"/>
    </style:style>
    <style:style style:name="P9" style:family="paragraph" style:parent-style-name="Text_20_body">
      <style:text-properties officeooo:rsid="00342473" officeooo:paragraph-rsid="00557483"/>
    </style:style>
    <style:style style:name="P10" style:family="paragraph" style:parent-style-name="Text_20_body">
      <style:text-properties officeooo:rsid="004572a2" officeooo:paragraph-rsid="004572a2"/>
    </style:style>
    <style:style style:name="P11" style:family="paragraph" style:parent-style-name="Text_20_body">
      <style:text-properties officeooo:rsid="0046c5ab" officeooo:paragraph-rsid="0046c5ab"/>
    </style:style>
    <style:style style:name="P12" style:family="paragraph" style:parent-style-name="Text_20_body">
      <style:text-properties officeooo:rsid="00485b66" officeooo:paragraph-rsid="00485b66"/>
    </style:style>
    <style:style style:name="P13" style:family="paragraph" style:parent-style-name="Table_20_Contents">
      <style:text-properties officeooo:paragraph-rsid="002e7392"/>
    </style:style>
    <style:style style:name="P14" style:family="paragraph" style:parent-style-name="Table_20_Contents">
      <style:text-properties officeooo:rsid="00447e26" officeooo:paragraph-rsid="00447e26"/>
    </style:style>
    <style:style style:name="P15" style:family="paragraph" style:parent-style-name="Codice">
      <style:text-properties officeooo:rsid="00293e83" officeooo:paragraph-rsid="00293e83"/>
    </style:style>
    <style:style style:name="P16" style:family="paragraph" style:parent-style-name="Codice">
      <style:text-properties officeooo:rsid="002c6bed" officeooo:paragraph-rsid="002c6bed"/>
    </style:style>
    <style:style style:name="P17" style:family="paragraph" style:parent-style-name="Standard" style:list-style-name="L4"/>
    <style:style style:name="P18" style:family="paragraph" style:parent-style-name="Text_20_body" style:list-style-name="L1">
      <style:text-properties officeooo:paragraph-rsid="0029fe69"/>
    </style:style>
    <style:style style:name="P19" style:family="paragraph" style:parent-style-name="Text_20_body" style:list-style-name="L1">
      <style:text-properties officeooo:rsid="00293e83" officeooo:paragraph-rsid="00293e83"/>
    </style:style>
    <style:style style:name="P20" style:family="paragraph" style:parent-style-name="Text_20_body" style:list-style-name="L1">
      <style:text-properties officeooo:rsid="002b6dd5" officeooo:paragraph-rsid="002b6dd5"/>
    </style:style>
    <style:style style:name="P21" style:family="paragraph" style:parent-style-name="Text_20_body" style:list-style-name="L2">
      <style:text-properties officeooo:paragraph-rsid="00557483"/>
    </style:style>
    <style:style style:name="P22" style:family="paragraph" style:parent-style-name="Text_20_body" style:list-style-name="L3">
      <style:text-properties officeooo:rsid="0046c5ab" officeooo:paragraph-rsid="0046c5ab"/>
    </style:style>
    <style:style style:name="P23" style:family="paragraph" style:parent-style-name="Text_20_body">
      <style:text-properties officeooo:paragraph-rsid="0063a6b5"/>
    </style:style>
    <style:style style:name="P24" style:family="paragraph" style:parent-style-name="Heading_20_1" style:list-style-name=""/>
    <style:style style:name="P25" style:family="paragraph" style:parent-style-name="Heading_20_1" style:list-style-name="" style:master-page-name="">
      <loext:graphic-properties draw:fill="none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fo:keep-with-next="always" style:writing-mode="pag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2c6bed" officeooo:paragraph-rsid="002c6bed"/>
    </style:style>
    <style:style style:name="P28" style:family="paragraph" style:parent-style-name="Table_20_Contents">
      <style:text-properties officeooo:rsid="002fd140" officeooo:paragraph-rsid="002fd140"/>
    </style:style>
    <style:style style:name="P29" style:family="paragraph" style:parent-style-name="Table_20_Contents">
      <style:text-properties officeooo:rsid="0031fcb6" officeooo:paragraph-rsid="0031fcb6"/>
    </style:style>
    <style:style style:name="P30" style:family="paragraph" style:parent-style-name="Table_20_Contents">
      <style:text-properties officeooo:rsid="002f0547" officeooo:paragraph-rsid="002f0547"/>
    </style:style>
    <style:style style:name="P31" style:family="paragraph" style:parent-style-name="Table_20_Contents">
      <style:text-properties officeooo:rsid="002e7392" officeooo:paragraph-rsid="002e7392"/>
    </style:style>
    <style:style style:name="P32" style:family="paragraph" style:parent-style-name="Table_20_Contents">
      <style:text-properties officeooo:paragraph-rsid="002e7392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2c9d06" officeooo:paragraph-rsid="002c9d06" style:font-weight-asian="bold" style:font-weight-complex="bold"/>
    </style:style>
    <style:style style:name="P34" style:family="paragraph" style:parent-style-name="Table_20_Contents">
      <style:text-properties officeooo:rsid="00332593" officeooo:paragraph-rsid="00332593"/>
    </style:style>
    <style:style style:name="P35" style:family="paragraph" style:parent-style-name="Heading_20_2">
      <style:text-properties officeooo:rsid="00291cdc" officeooo:paragraph-rsid="00291cdc"/>
    </style:style>
    <style:style style:name="P36" style:family="paragraph" style:parent-style-name="Heading_20_2">
      <style:text-properties officeooo:rsid="00342473" officeooo:paragraph-rsid="00342473"/>
    </style:style>
    <style:style style:name="P37" style:family="paragraph" style:parent-style-name="Heading_20_2">
      <style:text-properties officeooo:rsid="003c37b3" officeooo:paragraph-rsid="003c37b3"/>
    </style:style>
    <style:style style:name="P38" style:family="paragraph" style:parent-style-name="Heading_20_2">
      <style:text-properties officeooo:rsid="004572a2" officeooo:paragraph-rsid="004572a2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93e83"/>
    </style:style>
    <style:style style:name="T2" style:family="text">
      <style:text-properties officeooo:rsid="0029b3aa"/>
    </style:style>
    <style:style style:name="T3" style:family="text">
      <style:text-properties officeooo:rsid="0029fe69"/>
    </style:style>
    <style:style style:name="T4" style:family="text">
      <style:text-properties officeooo:rsid="002c6bed"/>
    </style:style>
    <style:style style:name="T5" style:family="text">
      <style:text-properties officeooo:rsid="002c9d06"/>
    </style:style>
    <style:style style:name="T6" style:family="text">
      <style:text-properties officeooo:rsid="002e7392"/>
    </style:style>
    <style:style style:name="T7" style:family="text">
      <style:text-properties officeooo:rsid="002f0547"/>
    </style:style>
    <style:style style:name="T8" style:family="text">
      <style:text-properties officeooo:rsid="002fd140"/>
    </style:style>
    <style:style style:name="T9" style:family="text">
      <style:text-properties officeooo:rsid="0031fcb6"/>
    </style:style>
    <style:style style:name="T10" style:family="text">
      <style:text-properties officeooo:rsid="0033259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57483" style:font-weight-asian="bold" style:font-weight-complex="bold"/>
    </style:style>
    <style:style style:name="T13" style:family="text">
      <style:text-properties fo:font-weight="bold" officeooo:rsid="0035f52e" style:font-weight-asian="bold" style:font-weight-complex="bold"/>
    </style:style>
    <style:style style:name="T14" style:family="text">
      <style:text-properties fo:font-weight="bold" officeooo:rsid="00342473" style:font-weight-asian="bold" style:font-weight-complex="bold"/>
    </style:style>
    <style:style style:name="T15" style:family="text">
      <style:text-properties fo:font-weight="bold" officeooo:rsid="0029fe69" style:font-weight-asian="bold" style:font-weight-complex="bold"/>
    </style:style>
    <style:style style:name="T16" style:family="text">
      <style:text-properties fo:font-weight="bold" officeooo:rsid="0063a6b5" style:font-weight-asian="bold" style:font-weight-complex="bold"/>
    </style:style>
    <style:style style:name="T17" style:family="text">
      <style:text-properties fo:font-weight="normal" officeooo:rsid="00557483" style:font-weight-asian="normal" style:font-weight-complex="normal"/>
    </style:style>
    <style:style style:name="T18" style:family="text">
      <style:text-properties officeooo:rsid="003c37b3"/>
    </style:style>
    <style:style style:name="T19" style:family="text">
      <style:text-properties officeooo:rsid="003d9487"/>
    </style:style>
    <style:style style:name="T20" style:family="text">
      <style:text-properties officeooo:rsid="003e7085"/>
    </style:style>
    <style:style style:name="T21" style:family="text">
      <style:text-properties fo:font-style="normal" officeooo:rsid="003e7085" style:font-style-asian="normal" style:font-style-complex="normal"/>
    </style:style>
    <style:style style:name="T22" style:family="text">
      <style:text-properties officeooo:rsid="00447e26"/>
    </style:style>
    <style:style style:name="T23" style:family="text">
      <style:text-properties officeooo:rsid="0046c5ab"/>
    </style:style>
    <style:style style:name="T24" style:family="text">
      <style:text-properties officeooo:rsid="004a38ec"/>
    </style:style>
    <style:style style:name="T25" style:family="text">
      <style:text-properties officeooo:rsid="004cc8a2"/>
    </style:style>
    <style:style style:name="T26" style:family="text">
      <style:text-properties officeooo:rsid="004cd794"/>
    </style:style>
    <style:style style:name="T27" style:family="text">
      <style:text-properties officeooo:rsid="004f40f6"/>
    </style:style>
    <style:style style:name="T28" style:family="text">
      <style:text-properties officeooo:rsid="0052b306"/>
    </style:style>
    <style:style style:name="T29" style:family="text">
      <style:text-properties officeooo:rsid="0029fe69" fo:background-color="transparent" loext:char-shading-value="0"/>
    </style:style>
    <style:style style:name="T30" style:family="text">
      <style:text-properties officeooo:rsid="00543305"/>
    </style:style>
    <style:style style:name="T31" style:family="text">
      <style:text-properties officeooo:rsid="00557483"/>
    </style:style>
    <style:style style:name="T32" style:family="text">
      <style:text-properties officeooo:rsid="00342473"/>
    </style:style>
    <style:style style:name="T33" style:family="text">
      <style:text-properties officeooo:rsid="0058e5f3"/>
    </style:style>
    <style:style style:name="T34" style:family="text">
      <style:text-properties officeooo:rsid="0059bf83"/>
    </style:style>
    <style:style style:name="T35" style:family="text">
      <style:text-properties officeooo:rsid="005a60a2"/>
    </style:style>
    <style:style style:name="T36" style:family="text">
      <style:text-properties officeooo:rsid="005aae95"/>
    </style:style>
    <style:style style:name="T37" style:family="text">
      <style:text-properties style:font-name="Ubuntu Mono1" officeooo:rsid="005aae95" fo:background-color="#eeeeee" loext:char-shading-value="0"/>
    </style:style>
    <style:style style:name="T38" style:family="text">
      <style:text-properties officeooo:rsid="005ab97c"/>
    </style:style>
    <style:style style:name="T39" style:family="text">
      <style:text-properties officeooo:rsid="005c303b"/>
    </style:style>
    <style:style style:name="T40" style:family="text">
      <style:text-properties officeooo:rsid="005cb3fc"/>
    </style:style>
    <style:style style:name="T41" style:family="text">
      <style:text-properties officeooo:rsid="005eac4a"/>
    </style:style>
    <style:style style:name="T42" style:family="text">
      <style:text-properties officeooo:rsid="005fb1ee"/>
    </style:style>
    <style:style style:name="T43" style:family="text">
      <style:text-properties officeooo:rsid="00604fcf"/>
    </style:style>
    <style:style style:name="T44" style:family="text">
      <style:text-properties officeooo:rsid="0060ebde"/>
    </style:style>
    <style:style style:name="T45" style:family="text">
      <style:text-properties officeooo:rsid="006237fc"/>
    </style:style>
    <style:style style:name="T46" style:family="text">
      <style:text-properties officeooo:rsid="00632a0e"/>
    </style:style>
    <style:style style:name="T47" style:family="text">
      <style:text-properties officeooo:rsid="0063a6b5"/>
    </style:style>
    <style:style style:name="T48" style:family="text">
      <style:text-properties officeooo:rsid="00652fb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etto Sistemi Operativi 17/28</text:p>
      <text:p text:style-name="Subtitle">Analizzatore Comandi – Logger Statistich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39"><text:a xlink:type="simple" xlink:href="#__RefHeading___Toc246_1408912739" text:style-name="Index_20_Link" text:visited-style-name="Index_20_Link">1. Funzionamento del programma<text:tab/>2</text:a></text:p>
          <text:p text:style-name="P40"><text:a xlink:type="simple" xlink:href="#__RefHeading___Toc248_1408912739" text:style-name="Index_20_Link" text:visited-style-name="Index_20_Link">Informazioni salvate dal logger<text:tab/>2</text:a></text:p>
          <text:p text:style-name="P40"><text:a xlink:type="simple" xlink:href="#__RefHeading___Toc435_686091399" text:style-name="Index_20_Link" text:visited-style-name="Index_20_Link">Creazione processo demone<text:tab/>2</text:a></text:p>
          <text:p text:style-name="P40"><text:a xlink:type="simple" xlink:href="#__RefHeading___Toc437_686091399" text:style-name="Index_20_Link" text:visited-style-name="Index_20_Link">Comunicazione con il processo demone<text:tab/>3</text:a></text:p>
          <text:p text:style-name="P40"><text:a xlink:type="simple" xlink:href="#__RefHeading___Toc439_686091399" text:style-name="Index_20_Link" text:visited-style-name="Index_20_Link">Parsing dei comandi<text:tab/>3</text:a></text:p>
          <text:p text:style-name="P39"><text:a xlink:type="simple" xlink:href="#__RefHeading___Toc441_686091399" text:style-name="Index_20_Link" text:visited-style-name="Index_20_Link">2. Utilizzo del programma<text:tab/>4</text:a></text:p>
          <text:p text:style-name="P39"><text:a xlink:type="simple" xlink:href="#__RefHeading___Toc250_1408912739" text:style-name="Index_20_Link" text:visited-style-name="Index_20_Link">3. Struttura del Programma<text:tab/>6</text:a></text:p>
        </text:index-body>
      </text:table-of-content>
      <text:h text:style-name="P25" text:outline-level="1"/>
      <text:h text:style-name="P26" text:outline-level="1"><text:bookmark-start text:name="__RefHeading___Toc246_1408912739"/>Funzionamento del programma<text:bookmark-end text:name="__RefHeading___Toc246_1408912739"/></text:h>
      <text:p text:style-name="P23">Con riferimento alle specifiche del progetto, il programma realizzato <text:span text:style-name="T26">accetta</text:span> come parametro un comando, e calcola alcune statistiche sulla sua esecuzione. <text:span text:style-name="T26">Tali statistiche vengono poi inviate</text:span> ad un processo demone che scrive le effettivamente in un file di log. Il processo demone <text:span text:style-name="T47">viene fatto partire</text:span> se non <text:span text:style-name="T47">è in esecuzione</text:span> all’<text:span text:style-name="T47">avvio </text:span>del programma.</text:p>
      <text:h text:style-name="P35" text:outline-level="2"><text:bookmark-start text:name="__RefHeading___Toc248_1408912739"/>Informazioni salvate dal <text:span text:style-name="T4">l</text:span>ogger<text:bookmark-end text:name="__RefHeading___Toc248_1408912739"/></text:h>
      <text:p text:style-name="P1">Il programma esegue il comando e salva alcune statistiche sul suo utilizzo. Se un comando è composto, viene eseguito interamente, ma le informazioni vengono salvate per i singoli sotto-comandi. Ad esempio, inoltrando:</text:p>
      <text:p text:style-name="P15"><text:span text:style-name="T11">stats</text:span> “ls | wc”</text:p>
      <text:p text:style-name="P3"><text:span text:style-name="T27">verrà eseguito prima il comando </text:span><text:span text:style-name="My_5f_Codice"><text:span text:style-name="T1">ls</text:span></text:span> <text:span text:style-name="T1">e poi il comando </text:span><text:span text:style-name="My_5f_Codice"><text:span text:style-name="T1">wc</text:span></text:span> <text:span text:style-name="T1">con la prevista redirezione dell’output, ma nel file di log verranno salvati due record distinti.</text:span></text:p>
      <text:p text:style-name="P2">Le informazioni salvate per ogni comando sono:</text:p>
      <text:list xml:id="list237172774" text:style-name="L1">
        <text:list-item>
          <text:p text:style-name="P19"><text:span text:style-name="T15">N</text:span><text:span text:style-name="T11">ome</text:span> del comando.</text:p>
        </text:list-item>
        <text:list-item>
          <text:p text:style-name="P19"><text:span text:style-name="T16">Argomenti</text:span> con <text:span text:style-name="T47">i quali </text:span><text:s/>è stato invocato (compre<text:span text:style-name="T28">n</text:span>si<text:span text:style-name="T28">vi</text:span> di eventuali <text:span text:style-name="T3">re-direzioni</text:span> effettuate tramite gli operatori <text:span text:style-name="My_5f_Codice">“&lt;” ”&gt;” “&lt;&lt;” “&gt;&gt;</text:span>”<text:span text:style-name="T2">).</text:span></text:p>
        </text:list-item>
        <text:list-item>
          <text:p text:style-name="P18"><text:span text:style-name="T15">Tempo di esecuzione</text:span><text:span text:style-name="T3">: rappresenta il tempo effettivamente passato dall’invio alla terminazione del comando. È ottenuta salvando l’istante di inizio e di fine tramite la funzione </text:span><text:span text:style-name="My_5f_Codice"><text:span text:style-name="T3">clock_gettime(…)</text:span></text:span> <text:span text:style-name="T3">della libreria </text:span><text:span text:style-name="My_5f_Codice"><text:span text:style-name="T3">time.h</text:span></text:span> . <text:span text:style-name="T3">Tale funzione viene invocata con l’opzione </text:span><text:span text:style-name="My_5f_Codice">CLOCK_REALTIME</text:span> <text:span text:style-name="T3">per restituire il tempo effettivo. La durata viene espressa in millisecondi.</text:span></text:p>
        </text:list-item>
        <text:list-item>
          <text:p text:style-name="P18"><text:span text:style-name="T3"><text:s/></text:span><text:span text:style-name="T15">Tempo di CPU</text:span><text:span text:style-name="T3">: tempo di CPU effettivamente speso per l’esecuzione del comando. Il calcolo è analogo a quello per il tempo effettivo, utilizzando <text:s/>però l’opzione </text:span><text:span text:style-name="My_5f_Codice">CLOCK_PROCESS_CPUTIME_ID</text:span> <text:span text:style-name="T3">che </text:span><text:span text:style-name="T29">permette</text:span><text:span text:style-name="T3"> di ottenere il tempo di CPU effettivamente dedicato all’intero processo. Viene espresso in microsecondi.</text:span></text:p>
        </text:list-item>
        <text:list-item>
          <text:p text:style-name="P20"><text:span text:style-name="T11">Codice di ritorno</text:span>.</text:p>
        </text:list-item>
      </text:list>
      <text:h text:style-name="P36" text:outline-level="2"><text:bookmark-start text:name="__RefHeading___Toc435_686091399"/><text:span text:style-name="T18">Creazione p</text:span>rocesso demone<text:bookmark-end text:name="__RefHeading___Toc435_686091399"/></text:h>
      <text:p text:style-name="P6">Il processo, che diventerà poi demone, prima di tutto crea una coda dei messaggi <text:span text:style-name="T30">e,</text:span> una volta che la creazione è andata a buon fine, diventa effettivamente un demone.</text:p>
      <text:p text:style-name="P7"><text:soft-page-break/><text:span text:style-name="T18">La “trasformazione” in processo demone viene effettuata utilizzando la funzione </text:span><text:span text:style-name="My_5f_Codice"><text:span text:style-name="T18">daemon()</text:span></text:span> <text:span text:style-name="T18">della libreria </text:span><text:span text:style-name="My_5f_Codice"><text:span text:style-name="T18">unistd</text:span></text:span>. <text:span text:style-name="T19">Con riferimento al “Linux Programmer’s Manual” la funzione è utilizzata per staccare un processo dal terminale che lo controlla ed essere eseguito in background come un demone di sistema. La generazione di un processo demone passa per i seguenti passi: invocando una </text:span><text:span text:style-name="My_5f_Codice"><text:span text:style-name="T20">fork</text:span></text:span> , <text:span text:style-name="T20">il processo figlio tipicamente richiede un nuovo identificativo di sessione, cambia la directory di lavoro corrente e chiude (oppure redirige a </text:span><text:span text:style-name="My_5f_Codice"><text:span text:style-name="T21">/dev/null</text:span></text:span><text:span text:style-name="T20">) tutti i canali di comunicazione standard e termina il padre (in questo modo viene, salvo alcune eccezioni, “adottato” dal processo </text:span><text:span text:style-name="My_5f_Codice"><text:span text:style-name="T20">init</text:span></text:span><text:span text:style-name="T20">). </text:span></text:p>
      <text:h text:style-name="P37" text:outline-level="2"><text:bookmark-start text:name="__RefHeading___Toc437_686091399"/>Comunicazione con il processo demone<text:bookmark-end text:name="__RefHeading___Toc437_686091399"/></text:h>
      <text:p text:style-name="P8">La comunicazione con il processo demone avviene mediante lo scambio di messaggi <text:span text:style-name="T31">tramite </text:span><text:span text:style-name="My_5f_Codice"><text:span text:style-name="T22">message queue</text:span></text:span>.</text:p>
      <text:p text:style-name="P9">I messaggi contengono vari campi:</text:p>
      <text:list xml:id="list704852510" text:style-name="L2">
        <text:list-item>
          <text:p text:style-name="P21"><text:span text:style-name="T17">Il</text:span><text:span text:style-name="T12"> </text:span><text:span text:style-name="T13">tipo</text:span><text:span text:style-name="T14">: </text:span><text:span text:style-name="T32">rappresenta appunto il tipo di messaggio. I vari tipi di messaggio previsti dal programma sono uno per un messaggio contenente una stringa txt e uno contenente una stringa di log csv e poi un altro tipo che rappresenta un segnale di terminazione per il demone. </text:span></text:p>
        </text:list-item>
        <text:list-item>
          <text:p text:style-name="P21"><text:span text:style-name="T31">La </text:span><text:span text:style-name="T12">stringa di log</text:span><text:span text:style-name="T31">. </text:span></text:p>
        </text:list-item>
        <text:list-item>
          <text:p text:style-name="P21"><text:span text:style-name="T31">Il </text:span><text:span text:style-name="T12">nome del file</text:span><text:span text:style-name="T31"> di destinazione.</text:span></text:p>
        </text:list-item>
      </text:list>
      <text:h text:style-name="P38" text:outline-level="2"><text:bookmark-start text:name="__RefHeading___Toc439_686091399"/>Parsing dei comandi<text:bookmark-end text:name="__RefHeading___Toc439_686091399"/></text:h>
      <text:p text:style-name="P10">Con riferimento al manuale della shell bash, si specifica come sono stati gestiti i comandi. I comandi, presi in input come vettori di caratteri, vengono analizzati, creando una sequenza di cosiddetti “token” i quali rappresentano comandi semplici (sequenze di parole) e operatori. Tale sequenza viene poi analizzata <text:span text:style-name="T23">in ordine “da sinistra verso destra”.</text:span></text:p>
      <text:p text:style-name="P11">Sono gestiti gli operatori:</text:p>
      <text:list xml:id="list1999674667" text:style-name="L3">
        <text:list-item>
          <text:p text:style-name="P22"><text:span text:style-name="T11">and</text:span>: <text:span text:style-name="My_5f_Codice">&amp;&amp;</text:span></text:p>
        </text:list-item>
        <text:list-item>
          <text:p text:style-name="P22"><text:span text:style-name="T11">or</text:span>: <text:span text:style-name="My_5f_Codice">||</text:span></text:p>
        </text:list-item>
        <text:list-item>
          <text:p text:style-name="P22"><text:span text:style-name="T11">pipe</text:span>: sia <text:span text:style-name="My_5f_Codice">|</text:span> che <text:span text:style-name="My_5f_Codice">|&amp;</text:span></text:p>
        </text:list-item>
        <text:list-item>
          <text:p text:style-name="P22"><text:span text:style-name="T11">sequenze</text:span> di comandi: <text:span text:style-name="My_5f_Codice">cmd1; cmd2; cmd3;</text:span></text:p>
        </text:list-item>
      </text:list>
      <text:p text:style-name="P12">Vengono gesti comandi con parametri e con <text:span text:style-name="T24">re-indirizzamento</text:span> dei canali di comunicazione standard.</text:p>
      <text:h text:style-name="P27" text:outline-level="1"><text:bookmark-start text:name="__RefHeading___Toc441_686091399"/><text:span text:style-name="T22">U</text:span>tilizzo del programma<text:bookmark-end text:name="__RefHeading___Toc441_686091399"/></text:h>
      <text:p text:style-name="P4">Il programma può essere <text:span text:style-name="T33">avviato </text:span>nel seguente modo:</text:p>
      <text:p text:style-name="P16"><text:span text:style-name="T11">stats</text:span> [opzioni] .. [comando]</text:p>
      <text:p text:style-name="P4">Dove <text:span text:style-name="My_5f_Codice">[comando]</text:span> rappresenta, appunto, la stringa del comando da eseguire. Se non formato da una singola parola deve essere racchiuso tra apici <text:span text:style-name="T34">o virgolette</text:span>. Se viene specificato deve essere inserito come ultimo argomento.</text:p>
      <text:p text:style-name="P5">L’argomento [opzioni] <text:span text:style-name="T36">rappresenta i parametri con cui si vuole invocare il programma</text:span>. Tutt<text:span text:style-name="T35">e</text:span> le opzioni sono opzionali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3">Forma Estesa</text:p>
          </table:table-cell>
          <table:table-cell table:style-name="Tabella2.A1" office:value-type="string">
            <text:p text:style-name="P33">Forma Breve</text:p>
          </table:table-cell>
          <table:table-cell table:style-name="Tabella2.C1" office:value-type="string">
            <text:p text:style-name="P33">Descrizione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5">format=[csv | txt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5">f=[csv | txt]</text:span></text:span></text:p>
          </table:table-cell>
          <table:table-cell table:style-name="Tabella2.C2" office:value-type="string">
            <text:p text:style-name="P13"><text:span text:style-name="T6">Permette di impostare il formato con cui generare la stringa di log. Utilizzando il valore </text:span><text:span text:style-name="My_5f_Codice"><text:span text:style-name="T6">csv</text:span></text:span><text:span text:style-name="T6"> i campi saranno separati da virgole, mentre utilizzando </text:span><text:span text:style-name="My_5f_Codice"><text:span text:style-name="T6">txt</text:span></text:span><text:span text:style-name="T6"> saranno separati da tabulazioni. Non è utilizzabile in combinazione con l’opzione </text:span><text:span text:style-name="My_5f_Codice"><text:span text:style-name="T6">separator</text:span></text:span> . <text:span text:style-name="T6">Se non specificato il valore di default è </text:span><text:span text:style-name="My_5f_Codice"><text:span text:style-name="T6">csv</text:span></text:span><text:span text:style-name="T6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6">separator=[string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6">s=[string]</text:span></text:span></text:p>
          </table:table-cell>
          <table:table-cell table:style-name="Tabella2.C2" office:value-type="string">
            <text:p text:style-name="P31">Permette di impostare un separatore non predefinito per separare i campi nella stringa di log. Se non specificato utilizz<text:span text:style-name="T48">a il valore associato a </text:span><text:span text:style-name="My_5f_Codice"><text:span text:style-name="T48">format</text:span></text:span><text:span text:style-name="T48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logfile=[v] </text:span></text:p>
          </table:table-cell>
          <table:table-cell table:style-name="Tabella2.A2" office:value-type="string">
            <text:p text:style-name="P13"><text:span text:style-name="My_5f_Codice">-lf=[v]</text:span></text:p>
          </table:table-cell>
          <table:table-cell table:style-name="Tabella2.C2" office:value-type="string">
            <text:p text:style-name="P13"><text:span text:style-name="T6">Permette di impostare il file di log. Se non specificato utilizza un file di default differente per i log in formato </text:span><text:span text:style-name="My_5f_Codice"><text:span text:style-name="T6">txt</text:span></text:span><text:span text:style-name="T6"> e </text:span><text:span text:style-name="My_5f_Codice"><text:span text:style-name="T6">csv</text:span></text:span>.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6">measure-unit=[true|false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7">mu=[true|false]</text:span></text:span></text:p>
          </table:table-cell>
          <table:table-cell table:style-name="Tabella2.C2" office:value-type="string">
            <text:p text:style-name="P30"><text:span text:style-name="T36">Se impostata a </text:span><text:span text:style-name="T37">true</text:span><text:span text:style-name="T36"> la stringa di log conterrà le unità di misura (per i campi in cui sono previste)</text:span>. <text:span text:style-name="T36">Se impostata a </text:span><text:span text:style-name="T37">false</text:span><text:span text:style-name="T36"> no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8">names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8">n</text:span></text:span></text:p>
          </table:table-cell>
          <table:table-cell table:style-name="Tabella2.C2" office:value-type="string">
            <text:p text:style-name="P28"><text:span text:style-name="T36">Se impostata</text:span> la stringa di log conte<text:span text:style-name="T36">rrà</text:span> i nomi dei vari campi. <text:span text:style-name="T36">Di default i nomi non vengono mostrati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9">help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h</text:span></text:span></text:p>
          </table:table-cell>
          <table:table-cell table:style-name="Tabella2.C2" office:value-type="string">
            <text:p text:style-name="P29"><text:span text:style-name="T38">Stampa</text:span> un <text:span text:style-name="T38">messaggio di spiegazione, contenente le istruzioni per l’utilizzo del programma</text:span>.</text:p>
          </table:table-cell>
        </table:table-row>
        <text:soft-page-break/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9">verbos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v</text:span></text:span></text:p>
          </table:table-cell>
          <table:table-cell table:style-name="Tabella2.C2" office:value-type="string">
            <text:p text:style-name="P29">Se specificato il programma stamperà vari messaggi di informazione durante l’esecuzione.</text:p>
          </table:table-cell>
        </table:table-row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10">usag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10">u</text:span></text:span></text:p>
          </table:table-cell>
          <table:table-cell table:style-name="Tabella2.C2" office:value-type="string">
            <text:p text:style-name="P34"><text:span text:style-name="T38">Stampa</text:span> un <text:span text:style-name="T25">breve</text:span> messaggio di informazioni.</text:p>
          </table:table-cell>
        </table:table-row>
      </table:table>
      <text:p text:style-name="P5"/>
      <text:h text:style-name="P24" text:outline-level="1"/>
      <text:h text:style-name="P26" text:outline-level="1"><text:bookmark-start text:name="__RefHeading___Toc250_1408912739"/>Struttura del Programma<text:bookmark-end text:name="__RefHeading___Toc250_1408912739"/></text:h>
      <text:p text:style-name="Text_20_body">Il programma è stato <text:span text:style-name="T39">suddiviso</text:span> in vari moduli, <text:span text:style-name="T39">ordinando</text:span> il codice sorgente in più file e directory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odulo</text:p>
          </table:table-cell>
          <table:table-cell table:style-name="Tabella1.B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span text:style-name="My_5f_Codice">Main</text:span></text:p>
          </table:table-cell>
          <table:table-cell table:style-name="Tabella1.B2" office:value-type="string">
            <text:p text:style-name="Table_20_Contents">Rappresenta il punto di ingresso del programma. Si occupa di elaborare gli argomenti passati tramite riga di comando, e di impostare valori adeguati per l’esecuzione del programma.</text:p>
          </table:table-cell>
        </table:table-row>
        <table:table-row>
          <table:table-cell table:style-name="Tabella1.A2" office:value-type="string">
            <text:p text:style-name="Table_20_Contents"><text:span text:style-name="My_5f_Codice">Program</text:span></text:p>
          </table:table-cell>
          <table:table-cell table:style-name="Tabella1.B2" office:value-type="string">
            <text:p text:style-name="Table_20_Contents">Fornisce la logica di esecuzione del programma. Controlla <text:span text:style-name="T40">l’</text:span>esiste<text:span text:style-name="T40">nza</text:span> <text:span text:style-name="T40">de</text:span>l demone, che si occupa di scrivere i messaggi di log nei file appropriati, e in caso esso non esista lo <text:span text:style-name="T40">crea</text:span>. Fornisce poi agli altri moduli una funzione per l’esecuzione con calcolo delle statistiche di semplici comandi.</text:p>
          </table:table-cell>
        </table:table-row>
        <table:table-row table:style-name="Tabella1.4">
          <table:table-cell table:style-name="Tabella1.A2" office:value-type="string">
            <text:p text:style-name="Table_20_Contents"><text:span text:style-name="My_5f_Codice">Messanger</text:span></text:p>
          </table:table-cell>
          <table:table-cell table:style-name="Tabella1.B2" office:value-type="string">
            <text:p text:style-name="Table_20_Contents">Modulo per astrarre sull’utilizzo delle code per il passaggio di messaggi. Suddiviso in due parti:</text:p>
            <text:list xml:id="list2449328309" text:style-name="L4">
              <text:list-item>
                <text:p text:style-name="P17"><text:span text:style-name="My_5f_Codice">Server</text:span>: implementa la logica di messaggistica del demone: fornisce funzioni per creare ed eliminare <text:span text:style-name="T40">la </text:span>coda e <text:span text:style-name="T41">resta in</text:span> ascolto <text:span text:style-name="T41">in attesa di messaggi</text:span>.</text:p>
              </text:list-item>
              <text:list-item>
                <text:p text:style-name="P17"><text:span text:style-name="My_5f_Codice">Client</text:span>: implementa <text:s/>le funzioni per verificare <text:span text:style-name="T42">l’esistenza del demone</text:span> e per inviargli messaggi.</text:p>
              </text:list-item>
            </text:list>
          </table:table-cell>
        </table:table-row>
        <table:table-row>
          <table:table-cell table:style-name="Tabella1.A2" office:value-type="string">
            <text:p text:style-name="Table_20_Contents"><text:span text:style-name="My_5f_Codice">Parser</text:span></text:p>
          </table:table-cell>
          <table:table-cell table:style-name="Tabella1.B2" office:value-type="string">
            <text:p text:style-name="Table_20_Contents">Modulo che implementa le funzioni necessarie ad analizzare il comando passato come input. Permette di suddividere ed eseguire comandi compost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Execute</text:span></text:p>
          </table:table-cell>
          <table:table-cell table:style-name="Tabella1.B2" office:value-type="string">
            <text:p text:style-name="Table_20_Contents">Modulo di appoggio al <text:span text:style-name="My_5f_Codice">Parser</text:span> <text:span text:style-name="T43">u</text:span>na volta che quest’ultimo <text:span text:style-name="T43">ha suddiviso</text:span> un comando in una sequenza di comandi semplici e operatori. Fornisce metodi per l’esecuzione di comandi da semplici a composti, connessi da vari operator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Stats</text:span></text:p>
          </table:table-cell>
          <table:table-cell table:style-name="Tabella1.B2" office:value-type="string">
            <text:p text:style-name="Table_20_Contents">Modulo che implementa effettivamente l’esecuzione di un semplice comando e genera <text:span text:style-name="T44">la</text:span> stringa <text:span text:style-name="T44">contenente</text:span> statistiche, composta in <text:span text:style-name="T44">accordo</text:span> alle impostazioni di formattazione <text:span text:style-name="T44">specificate nelle opzioni al lancio del programma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Logger</text:span></text:p>
          </table:table-cell>
          <table:table-cell table:style-name="Tabella1.B2" office:value-type="string">
            <text:p text:style-name="Table_20_Contents">Modulo che contiene le funzioni per scrivere effettivamente le stringhe di log nel file<text:span text:style-name="T45"> specificato o di default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Util</text:span></text:p>
          </table:table-cell>
          <table:table-cell table:style-name="Tabella1.B2" office:value-type="string">
            <text:p text:style-name="Table_20_Contents">Modulo che contiene funzioni di utilità varie. Contiene la definizione di vari codici di ritorno e costanti utilizzate in varie parti del programma.</text:p>
          </table:table-cell>
        </table:table-row>
        <text:soft-page-break/>
        <table:table-row>
          <table:table-cell table:style-name="Tabella1.A2" office:value-type="string">
            <text:p text:style-name="P14"><text:span text:style-name="My_5f_Codice">Sys_Wrapper</text:span></text:p>
          </table:table-cell>
          <table:table-cell table:style-name="Tabella1.B2" office:value-type="string">
            <text:p text:style-name="P14">Modulo che contiene versioni di chiamate di sistema in cui vengono gestiti eventuali errori con una terminazione controllata del programma con stampa di <text:span text:style-name="T46">un </text:span>messaggio di errore <text:span text:style-name="T46">personalizzato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Palatino Linotype" fo:font-family="'Palatino Linotype'" style:font-style-name="Normale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Palatino Linotype" fo:font-family="'Palatino Linotype'" style:font-style-name="Normale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.247cm" loext:contextual-spacing="false" fo:line-height="120%"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officeooo:rsid="001a0f9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dice" style:family="paragraph" style:parent-style-name="Preformatted_20_Text" style:master-page-name="">
      <loext:graphic-properties draw:fill="solid" draw:fill-color="#eeeeee"/>
      <style:paragraph-properties fo:margin-top="0cm" fo:margin-bottom="0.25cm" loext:contextual-spacing="true" style:register-true="true" style:page-number="auto" fo:background-color="#eeeeee" fo:padding-left="1cm" fo:padding-right="0.3cm" fo:padding-top="0.3cm" fo:padding-bottom="0.3cm" fo:border-left="0.06pt solid #000000" fo:border-right="none" fo:border-top="none" fo:border-bottom="none" style:shadow="none" style:writing-mode="page" style:join-border="false">
        <style:tab-stops>
          <style:tab-stop style:position="1cm"/>
        </style:tab-stops>
      </style:paragraph-properties>
      <style:text-properties style:font-name="Ubuntu Mono" fo:font-family="'Ubuntu Mono'" style:font-style-name="Standard" style:font-pitch="fixed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y_5f_Codice" style:display-name="My_Codice" style:family="text">
      <style:text-properties fo:font-variant="normal" fo:text-transform="none" style:font-name="Ubuntu Mono" fo:font-family="'Ubuntu Mono'" style:font-style-name="Standard" style:font-pitch="fixed" fo:letter-spacing="0.004cm" fo:background-color="#eeeeee" style:font-size-asian="10.5pt" loext:padding="0cm" loext:border="none" loext:shadow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10:21.715677871</meta:creation-date>
    <dc:date>2018-05-26T09:05:24.058494490</dc:date>
    <meta:editing-duration>PT3H17M31S</meta:editing-duration>
    <meta:editing-cycles>63</meta:editing-cycles>
    <meta:generator>LibreOffice/5.4.6.2$Linux_X86_64 LibreOffice_project/40m0$Build-2</meta:generator>
    <meta:document-statistic meta:table-count="2" meta:image-count="0" meta:object-count="0" meta:page-count="7" meta:paragraph-count="95" meta:word-count="1182" meta:character-count="7615" meta:non-whitespace-character-count="6542"/>
  </office:meta>
</office:document-meta>
</file>